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Kelde arrow</text:p>
      <text:p text:style-name="P2"/>
      <text:p text:style-name="P1">Summery:<text:tab/>Kelde shoots an arrow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Press the arrow button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Kelde takes out the bow and shoots an arrow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5-31T08:51:55.24</dc:date>
    <dc:creator>Anders Bolin</dc:creator>
    <meta:editing-duration>PT1H14M7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1" meta:paragraph-count="26" meta:word-count="51" meta:character-count="234"/>
  </office:meta>
</office:document-meta>
</file>